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/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7" table:number-columns-repeated="7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5"/>
          <table:table-cell table:style-name="Default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4"/>
          <table:table-cell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4"/>
          <table:table-cell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6"/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04:28:48.7787331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6T05:41:52.010291387</dc:date>
    <dc:creator>Germán Ramírez</dc:creator>
    <meta:editing-duration>P1DT14H43M56S</meta:editing-duration>
    <meta:editing-cycles>55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885" meta:object-count="0"/>
  </office:meta>
</office:document-meta>
</file>